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cm" svg:height="1.6cm" svg:x="4.6cm" svg:y="4.2cm">
          <text:p text:style-name="P1">Command-State</text:p>
          <text:p text:style-name="P1">Auswah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1.6cm" svg:x="1cm" svg:y="7.6cm">
          <text:p text:style-name="P1">Dot-State 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1.6cm" svg:x="4.6cm" svg:y="7.6cm">
          <text:p text:style-name="P1">Circle-State 1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1.6cm" svg:x="8.2cm" svg:y="7.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501cm" svg:x1="6.1cm" svg:y1="5.8cm" svg:x2="2.5cm" svg:y2="7.6cm" draw:start-shape="id1" draw:start-glue-point="2" draw:end-shape="id2" draw:end-glue-point="0" svg:d="m6100 5800v0l-3600 1299v501" svg:viewBox="0 0 3601 1801">
          <text:p/>
        </draw:connector>
        <draw:connector draw:style-name="gr2" draw:text-style-name="P2" draw:layer="layout" draw:type="lines" svg:x1="6.1cm" svg:y1="5.8cm" svg:x2="6.1cm" svg:y2="7.6cm" draw:start-shape="id1" draw:start-glue-point="2" draw:end-shape="id3" draw:end-glue-point="0" svg:d="m6100 5800v501 798 501" svg:viewBox="0 0 1 1801">
          <text:p/>
        </draw:connector>
        <draw:connector draw:style-name="gr2" draw:text-style-name="P2" draw:layer="layout" draw:type="lines" draw:line-skew="-0.501cm" svg:x1="6.1cm" svg:y1="5.8cm" svg:x2="9.7cm" svg:y2="7.6cm" draw:start-shape="id1" draw:start-glue-point="2" draw:end-shape="id4" draw:end-glue-point="0" svg:d="m6100 5800v0l3600 1299v501" svg:viewBox="0 0 3601 1801">
          <text:p/>
        </draw:connector>
        <draw:custom-shape draw:style-name="gr1" draw:text-style-name="P1" xml:id="id5" draw:id="id5" draw:layer="layout" svg:width="3cm" svg:height="1.6cm" svg:x="1cm" svg:y="10cm">
          <text:p text:style-name="P1">Dot-State 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cm" svg:height="1.6cm" svg:x="4.6cm" svg:y="10cm">
          <text:p text:style-name="P1">Circle-State 2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cm" svg:height="1.6cm" svg:x="8.2cm" svg:y="10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1.6cm" svg:x="1cm" svg:y="12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1.6cm" svg:x="4.6cm" svg:y="12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cm" svg:height="1.6cm" svg:x="8.2cm" svg:y="12.4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.5cm" svg:y1="9.2cm" svg:x2="2.5cm" svg:y2="10cm" draw:start-shape="id2" draw:start-glue-point="2" draw:end-shape="id5" draw:end-glue-point="0" svg:d="m2500 9200v501-202 501" svg:viewBox="0 0 1 801">
          <text:p/>
        </draw:connector>
        <draw:connector draw:style-name="gr2" draw:text-style-name="P2" draw:layer="layout" draw:type="lines" svg:x1="2.5cm" svg:y1="11.6cm" svg:x2="2.5cm" svg:y2="12.4cm" draw:start-shape="id5" draw:start-glue-point="2" draw:end-shape="id6" draw:end-glue-point="0" svg:d="m2500 11600v501-202 501" svg:viewBox="0 0 1 801">
          <text:p/>
        </draw:connector>
        <draw:connector draw:style-name="gr2" draw:text-style-name="P2" draw:layer="layout" draw:type="lines" svg:x1="6.1cm" svg:y1="9.2cm" svg:x2="6.1cm" svg:y2="10cm" draw:start-shape="id3" draw:start-glue-point="2" draw:end-shape="id7" draw:end-glue-point="0" svg:d="m6100 9200v501-202 501" svg:viewBox="0 0 1 801">
          <text:p/>
        </draw:connector>
        <draw:connector draw:style-name="gr2" draw:text-style-name="P2" draw:layer="layout" draw:type="lines" svg:x1="6.1cm" svg:y1="11.6cm" svg:x2="6.1cm" svg:y2="12.4cm" draw:start-shape="id7" draw:start-glue-point="2" draw:end-shape="id8" draw:end-glue-point="0" svg:d="m6100 11600v501-202 501" svg:viewBox="0 0 1 801">
          <text:p/>
        </draw:connector>
        <draw:connector draw:style-name="gr2" draw:text-style-name="P2" draw:layer="layout" draw:type="lines" svg:x1="9.7cm" svg:y1="9.2cm" svg:x2="9.7cm" svg:y2="10cm" draw:start-shape="id4" draw:start-glue-point="2" draw:end-shape="id9" draw:end-glue-point="0" svg:d="m9700 9200v501-202 501" svg:viewBox="0 0 1 801">
          <text:p/>
        </draw:connector>
        <draw:connector draw:style-name="gr2" draw:text-style-name="P2" draw:layer="layout" draw:type="lines" svg:x1="9.7cm" svg:y1="11.6cm" svg:x2="9.7cm" svg:y2="12.4cm" draw:start-shape="id9" draw:start-glue-point="2" draw:end-shape="id10" draw:end-glue-point="0" svg:d="m9700 11600v501-202 501" svg:viewBox="0 0 1 801">
          <text:p/>
        </draw:connector>
        <draw:custom-shape draw:style-name="gr1" draw:text-style-name="P1" xml:id="id11" draw:id="id11" draw:layer="layout" svg:width="3cm" svg:height="1.6cm" svg:x="17.2cm" svg:y="4.2cm">
          <text:p text:style-name="P1">State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cm" svg:height="1.6cm" svg:x="17.2cm" svg:y="6.4cm">
          <text:p text:style-name="P1">State 2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cm" svg:height="1.6cm" svg:x="17.2cm" svg:y="8.6cm">
          <text:p text:style-name="P1">State 3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cm" svg:height="1.6cm" svg:x="17.2cm" svg:y="10.8cm">
          <text:p text:style-name="P1">State 4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8.7cm" svg:y1="5.8cm" svg:x2="18.7cm" svg:y2="6.4cm" draw:start-shape="id11" draw:start-glue-point="2" draw:end-shape="id12" draw:end-glue-point="0" svg:d="m18700 5800v501-402 501" svg:viewBox="0 0 1 601">
          <text:p/>
        </draw:connector>
        <draw:connector draw:style-name="gr2" draw:text-style-name="P2" draw:layer="layout" draw:type="lines" svg:x1="18.7cm" svg:y1="8cm" svg:x2="18.7cm" svg:y2="8.6cm" draw:start-shape="id12" draw:start-glue-point="2" draw:end-shape="id13" draw:end-glue-point="0" svg:d="m18700 8000v501-402 501" svg:viewBox="0 0 1 601">
          <text:p/>
        </draw:connector>
        <draw:connector draw:style-name="gr2" draw:text-style-name="P2" draw:layer="layout" draw:type="lines" svg:x1="18.7cm" svg:y1="10.2cm" svg:x2="18.7cm" svg:y2="10.8cm" draw:start-shape="id13" draw:start-glue-point="2" draw:end-shape="id14" draw:end-glue-point="0" svg:d="m18700 10200v501-402 501" svg:viewBox="0 0 1 601">
          <text:p/>
        </draw:connector>
        <draw:custom-shape draw:style-name="gr1" draw:text-style-name="P1" xml:id="id15" draw:id="id15" draw:layer="layout" svg:width="3cm" svg:height="1.6cm" svg:x="4.6cm" svg:y="15.8cm">
          <text:p text:style-name="P1">Auswertungs-</text:p>
          <text:p text:style-name="P1">proze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501cm -0.299cm" svg:x1="2.5cm" svg:y1="14cm" svg:x2="6.1cm" svg:y2="15.8cm" draw:start-shape="id6" draw:start-glue-point="2" draw:end-shape="id15" draw:end-glue-point="0" svg:d="m2500 14000v0l3600 1000v800" svg:viewBox="0 0 3601 1801">
          <text:p/>
        </draw:connector>
        <draw:connector draw:style-name="gr2" draw:text-style-name="P2" draw:layer="layout" draw:type="lines" svg:x1="6.1cm" svg:y1="14cm" svg:x2="6.1cm" svg:y2="15.8cm" draw:start-shape="id8" draw:start-glue-point="2" draw:end-shape="id15" draw:end-glue-point="0" svg:d="m6100 14000v501 798 501" svg:viewBox="0 0 1 1801">
          <text:p/>
        </draw:connector>
        <draw:connector draw:style-name="gr2" draw:text-style-name="P2" draw:layer="layout" draw:type="lines" draw:line-skew="-0.501cm -0.299cm" svg:x1="9.7cm" svg:y1="14cm" svg:x2="6.1cm" svg:y2="15.8cm" draw:start-shape="id10" draw:start-glue-point="2" draw:end-shape="id15" draw:end-glue-point="0" svg:d="m9700 14000v0l-3600 1000v800" svg:viewBox="0 0 3601 1801">
          <text:p/>
        </draw:connector>
        <draw:custom-shape draw:style-name="gr1" draw:text-style-name="P1" xml:id="id16" draw:id="id16" draw:layer="layout" svg:width="3cm" svg:height="1.6cm" svg:x="17.2cm" svg:y="13cm">
          <text:p text:style-name="P1">State 5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cm" svg:height="1.6cm" svg:x="17.2cm" svg:y="15.2cm">
          <text:p text:style-name="P1">State 6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cm" svg:height="1.6cm" svg:x="17.2cm" svg:y="17.4cm">
          <text:p text:style-name="P1">Auswertungs-</text:p>
          <text:p text:style-name="P1">proze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8.7cm" svg:y1="14.6cm" svg:x2="18.7cm" svg:y2="15.2cm" draw:start-shape="id16" draw:start-glue-point="2" draw:end-shape="id17" draw:end-glue-point="0" svg:d="m18700 14600v501-402 501" svg:viewBox="0 0 1 601">
          <text:p/>
        </draw:connector>
        <draw:connector draw:style-name="gr2" draw:text-style-name="P2" draw:layer="layout" draw:type="lines" svg:x1="18.7cm" svg:y1="16.8cm" svg:x2="18.7cm" svg:y2="17.4cm" draw:start-shape="id17" draw:start-glue-point="2" draw:end-shape="id18" draw:end-glue-point="0" svg:d="m18700 16800v501-402 501" svg:viewBox="0 0 1 601">
          <text:p/>
        </draw:connector>
        <draw:custom-shape draw:style-name="gr1" draw:text-style-name="P1" xml:id="id19" draw:id="id19" draw:layer="layout" svg:width="1.8cm" svg:height="1.2cm" svg:x="5.2cm" svg:y="2.4cm">
          <text:p text:style-name="P2"><text:span text:style-name="T1">Interrup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1cm" svg:y1="3.6cm" svg:x2="6.1cm" svg:y2="4.2cm" draw:start-shape="id19" draw:start-glue-point="2" draw:end-shape="id1" draw:end-glue-point="0" svg:d="m6100 3600v600" svg:viewBox="0 0 1 601">
          <text:p/>
        </draw:connector>
        <draw:custom-shape draw:style-name="gr1" draw:text-style-name="P1" xml:id="id20" draw:id="id20" draw:layer="layout" svg:width="1.8cm" svg:height="1.2cm" svg:x="17.8cm" svg:y="2.4cm">
          <text:p text:style-name="P2"><text:span text:style-name="T1">Interrup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7cm" svg:y1="3.6cm" svg:x2="18.7cm" svg:y2="4.2cm" draw:start-shape="id20" draw:start-glue-point="2" svg:d="m18700 3600v600" svg:viewBox="0 0 1 601">
          <text:p/>
        </draw:connector>
        <draw:connector draw:style-name="gr2" draw:text-style-name="P2" draw:layer="layout" svg:x1="18.7cm" svg:y1="12.4cm" svg:x2="18.7cm" svg:y2="13cm" draw:start-shape="id14" draw:start-glue-point="2" draw:end-shape="id16" draw:end-glue-point="0" svg:d="m18700 12400v600" svg:viewBox="0 0 1 6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7T13:01:31.53</meta:creation-date>
    <dc:date>2013-04-17T13:38:49.85</dc:date>
    <meta:editing-duration>PT6M36S</meta:editing-duration>
    <meta:editing-cycles>1</meta:editing-cycles>
    <meta:document-statistic meta:object-count="63"/>
    <meta:generator>LibreOffice/3.6$Windows_x86 LibreOffice_project/2ef5aff-a6fb0ff-166bdff-cf087ad-0f1389</meta:generator>
  </office:meta>
</office:document-meta>
</file>